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.5cm" svg:x="12.8cm" svg:y="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22cm" svg:y="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2.9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1cm" svg:y="11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5.8cm" svg:y="1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11.5cm" svg:y="1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21.2cm" svg:y="1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2.5cm" svg:x="25.2cm" svg:y="1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2.7cm" svg:y1="2.8cm" svg:x2="4.5cm" svg:y2="6.5cm">
          <text:p/>
        </draw:line>
        <draw:line draw:style-name="gr2" draw:text-style-name="P2" draw:layer="layout" svg:x1="16.3cm" svg:y1="2.7cm" svg:x2="23.9cm" svg:y2="6.3cm">
          <text:p/>
        </draw:line>
        <draw:line draw:style-name="gr2" draw:text-style-name="P2" draw:layer="layout" svg:x1="3.4cm" svg:y1="9.1cm" svg:x2="2.6cm" svg:y2="11.6cm">
          <text:p/>
        </draw:line>
        <draw:line draw:style-name="gr2" draw:text-style-name="P2" draw:layer="layout" svg:x1="4.9cm" svg:y1="9cm" svg:x2="7.8cm" svg:y2="11.7cm">
          <text:p/>
        </draw:line>
        <draw:line draw:style-name="gr2" draw:text-style-name="P2" draw:layer="layout" svg:x1="13.7cm" svg:y1="4.3cm" svg:x2="13.2cm" svg:y2="11.5cm">
          <text:p/>
        </draw:line>
        <draw:line draw:style-name="gr2" draw:text-style-name="P2" draw:layer="layout" svg:x1="23.301cm" svg:y1="9.1cm" svg:x2="22.401cm" svg:y2="11.6cm">
          <text:p/>
        </draw:line>
        <draw:line draw:style-name="gr2" draw:text-style-name="P2" draw:layer="layout" svg:x1="24.9cm" svg:y1="9.1cm" svg:x2="26.4cm" svg:y2="11.6cm">
          <text:p/>
        </draw:line>
        <draw:frame draw:style-name="gr3" draw:text-style-name="P3" draw:layer="layout" svg:width="3.275cm" svg:height="0.962cm" svg:x="12.925cm" svg:y="2.2cm">
          <draw:text-box>
            <text:p>Collidable</text:p>
          </draw:text-box>
        </draw:frame>
        <draw:frame draw:style-name="gr4" draw:text-style-name="P3" draw:layer="layout" svg:width="3.283cm" svg:height="0.962cm" svg:x="3.1cm" svg:y="7.3cm">
          <draw:text-box>
            <text:p>Character</text:p>
          </draw:text-box>
        </draw:frame>
        <draw:frame draw:style-name="gr5" draw:text-style-name="P3" draw:layer="layout" svg:width="2.297cm" svg:height="1.062cm" svg:x="1cm" svg:y="12.3cm">
          <draw:text-box>
            <text:p>Player</text:p>
          </draw:text-box>
        </draw:frame>
        <draw:frame draw:style-name="gr6" draw:text-style-name="P3" draw:layer="layout" svg:width="3.2cm" svg:height="1.673cm" svg:x="5.9cm" svg:y="12.4cm">
          <draw:text-box>
            <text:p>Ennemy</text:p>
          </draw:text-box>
        </draw:frame>
        <draw:frame draw:style-name="gr6" draw:text-style-name="P3" draw:layer="layout" svg:width="3.2cm" svg:height="1.673cm" svg:x="11.8cm" svg:y="12.4cm">
          <draw:text-box>
            <text:p>Bullet</text:p>
          </draw:text-box>
        </draw:frame>
        <draw:frame draw:style-name="gr6" draw:text-style-name="P3" draw:layer="layout" svg:width="3.6cm" svg:height="1.673cm" svg:x="22.1cm" svg:y="7cm">
          <draw:text-box>
            <text:p>Pickable</text:p>
          </draw:text-box>
        </draw:frame>
        <draw:frame draw:style-name="gr6" draw:text-style-name="P3" draw:layer="layout" svg:width="3.9cm" svg:height="1.673cm" svg:x="21.1cm" svg:y="12.5cm">
          <draw:text-box>
            <text:p>AmmoPack</text:p>
          </draw:text-box>
        </draw:frame>
        <draw:frame draw:style-name="gr6" draw:text-style-name="P3" draw:layer="layout" svg:width="3.9cm" svg:height="1.673cm" svg:x="25.1cm" svg:y="12.227cm">
          <draw:text-box>
            <text:p>Bon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19:42:51.186908618</meta:creation-date>
    <dc:date>2016-12-17T20:17:37.846193803</dc:date>
    <meta:editing-duration>PT7H24M40S</meta:editing-duration>
    <meta:editing-cycles>2</meta:editing-cycles>
    <meta:generator>LibreOffice/5.1.4.2$Linux_X86_64 LibreOffice_project/10m0$Build-2</meta:generator>
    <meta:document-statistic meta:object-count="23"/>
  </office:meta>
</office:document-meta>
</file>